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B0000052EF1D94126018B10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65cm, 0.228cm, 3.126cm, 0.22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Quadro de texto 1" draw:style-name="gr1" draw:text-style-name="P1" svg:width="7.028cm" svg:height="0.847cm" svg:x="0.503cm" svg:y="-0.018cm"><draw:text-box><text:p><text:span text:style-name="T1">Fluxo: Comprador / Vendedor</text:span></text:p></draw:text-box></draw:frame><draw:frame draw:style-name="fr1" draw:name="Figura1" text:anchor-type="char" svg:x="-0.146cm" svg:y="-0.582cm" svg:width="24.92cm" svg:height="17.865cm" draw:z-index="0"><draw:image xlink:href="Pictures/100000010000063B0000052EF1D94126018B10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9T19:32:04.953000000</meta:creation-date>
    <dc:date>2026-02-19T19:35:23.332000000</dc:date>
    <meta:editing-duration>PT3M17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